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11efff2" officeooo:paragraph-rsid="00ea0428"/>
    </style:style>
    <style:style style:name="P4" style:family="paragraph" style:parent-style-name="Text_20_body">
      <style:text-properties officeooo:rsid="0107e222" officeooo:paragraph-rsid="0121b463"/>
    </style:style>
    <style:style style:name="P5" style:family="paragraph" style:parent-style-name="Text_20_body" style:list-style-name="L1">
      <style:text-properties officeooo:rsid="0121b463" officeooo:paragraph-rsid="0121b463"/>
    </style:style>
    <style:style style:name="P6" style:family="paragraph" style:parent-style-name="Text_20_body" style:list-style-name="L2">
      <style:text-properties officeooo:rsid="00e598cd" officeooo:paragraph-rsid="00ea0428"/>
    </style:style>
    <style:style style:name="P7" style:family="paragraph" style:parent-style-name="Text_20_body" style:list-style-name="L3">
      <style:text-properties officeooo:rsid="00e598cd" officeooo:paragraph-rsid="00ea0428"/>
    </style:style>
    <style:style style:name="P8" style:family="paragraph" style:parent-style-name="Text_20_body">
      <style:text-properties officeooo:rsid="00eb889c" officeooo:paragraph-rsid="0121b463"/>
    </style:style>
    <style:style style:name="T1" style:family="text">
      <style:text-properties officeooo:rsid="00eb889c"/>
    </style:style>
    <style:style style:name="T2" style:family="text">
      <style:text-properties officeooo:rsid="00e598cd"/>
    </style:style>
    <style:style style:name="T3" style:family="text">
      <style:text-properties officeooo:rsid="011d0328"/>
    </style:style>
    <style:style style:name="T4" style:family="text">
      <style:text-properties officeooo:rsid="011efff2"/>
    </style:style>
    <style:style style:name="T5" style:family="text">
      <style:text-properties officeooo:rsid="0121b4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<text:span text:style-name="T5">200318</text:span>, updated <text:span text:style-name="T5">20</text:span>.<text:span text:style-name="T5">3</text:span>.20<text:span text:style-name="T5">20</text:span>/pekka</text:p>
      <text:p text:style-name="P4">The “<text:span text:style-name="T5">gazerbeam</text:span>” library <text:span text:style-name="T5">enables configuring microcontroller’s W</text:span>i<text:span text:style-name="T5">F</text:span>i network name (SSID) and password (PSK) using LED flash of Android phone, etc. </text:p>
      <text:list xml:id="list4283574043" text:style-name="L1">
        <text:list-item>
          <text:p text:style-name="P5">The phone needs APP to blink configuration information, example Android Java application named “blinky” is in iocom/extensions/gazerbeam/examples/blinky directory.</text:p>
        </text:list-item>
        <text:list-item>
          <text:p text:style-name="P5">A photo transistor is connected to microcontroller tough electronics for it to receive the signal. </text:p>
        </text:list-item>
        <text:list-item>
          <text:p text:style-name="P5">Microcontroller gets signal from electronics as digital input. It is set up so that changes to the signal trigger interrupt. Gazerbeam library handles this and converts it to message.</text:p>
        </text:list-item>
        <text:list-item>
          <text:p text:style-name="P5">The transferred data is encoded into light signal using short and long intervals between loght on/off change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11:34:17.344722986</dc:date>
    <meta:editing-duration>P2DT10H42M7S</meta:editing-duration>
    <meta:editing-cycles>238</meta:editing-cycles>
    <meta:generator>LibreOffice/6.2.4.2$Linux_X86_64 LibreOffice_project/20$Build-2</meta:generator>
    <meta:document-statistic meta:table-count="0" meta:image-count="0" meta:object-count="0" meta:page-count="1" meta:paragraph-count="7" meta:word-count="107" meta:character-count="746" meta:non-whitespace-character-count="648"/>
  </office:meta>
</office:document-meta>
</file>